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tracked-changes text:track-changes="false">
        <text:changed-region xml:id="ct139653546805808" text:id="ct139653546805808">
          <text:insertion>
            <office:change-info>
              <dc:creator>Auteur inconnu</dc:creator>
              <dc:date>2014-09-23T15:41:46</dc:date>
            </office:change-info>
          </text:insertion>
        </text:changed-region>
        <text:changed-region xml:id="ct139653546923792" text:id="ct139653546923792">
          <text:deletion>
            <office:change-info>
              <dc:creator>Auteur inconnu</dc:creator>
              <dc:date>2014-09-23T15:41:46</dc:date>
            </office:change-info>
            <text:p text:style-name="P1">second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<text:change-start text:change-id="ct139653546805808"/>first<text:change-end text:change-id="ct139653546805808"/><text:change text:change-id="ct139653546923792"/> version of the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fr" fo:country="FR" style:letter-kerning="true" style:font-name-asian="DejaVu Sans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Desvenain</meta:initial-creator>
    <meta:creation-date>2014-09-22T20:55:45</meta:creation-date>
    <meta:editing-duration>P15824DT17H31M44S</meta:editing-duration>
    <meta:document-statistic meta:table-count="0" meta:image-count="0" meta:object-count="0" meta:page-count="1" meta:paragraph-count="1" meta:word-count="8" meta:character-count="41" meta:non-whitespace-character-count="34"/>
    <dc:date>2014-09-23T15:41:46</dc:date>
    <meta:generator>LibreOffice/4.0.2.2$Linux_X86_64 LibreOffice_project/400m0$Build-2</meta:generator>
  </office:meta>
</office:document-meta>
</file>